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444444" fo:letter-spacing="normal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444444" fo:letter-spacing="normal" style:font-name-asian="Tahoma" style:font-size-asian="10.5pt" style:font-style-asian="normal" style:font-weight-asian="normal"/>
    </style:style>
    <style:style style:name="T1" style:family="text">
      <style:text-properties style:font-name-asian="Tahoma" style:font-size-asian="10.5pt" style:font-style-asian="normal" style:font-weight-asian="normal"/>
    </style:style>
    <style:style style:name="T2" style:family="text">
      <style:text-properties style:font-name-asian="Tahoma" style:font-size-asian="10.5pt" style:language-asian="en" style:country-asian="US" style:font-style-asian="normal" style:font-weight-asian="normal"/>
    </style:style>
    <style:style style:name="T3" style:family="text">
      <style:text-properties fo:font-variant="normal" fo:text-transform="none" fo:color="#3399ff" style:text-line-through-style="none" style:text-line-through-type="none" fo:letter-spacing="normal" style:text-underline-style="none" style:text-blinking="false" style:font-name-asian="Tahoma" style:font-size-asian="15pt" style:font-style-asian="normal" style:font-weight-asian="normal"/>
    </style:style>
    <style:style style:name="T4" style:family="text">
      <style:text-properties fo:font-variant="normal" fo:text-transform="none" fo:color="#444444" style:font-name="Tahoma" fo:font-size="10.5pt" fo:letter-spacing="normal" fo:font-style="normal" fo:font-weight="normal"/>
    </style:style>
    <style:style style:name="T5" style:family="text">
      <style:text-properties fo:font-variant="normal" fo:text-transform="none" fo:color="#444444" style:font-name="Tahoma" fo:font-size="10.5pt" fo:letter-spacing="normal" fo:language="en" fo:country="US" fo:font-style="normal" fo:font-weight="normal"/>
    </style:style>
    <style:style style:name="T6" style:family="text">
      <style:text-properties fo:font-variant="normal" fo:text-transform="none" fo:color="#444444" fo:letter-spacing="normal" style:font-name-asian="Tahoma" style:font-size-asian="10.5pt" style:font-style-asian="normal" style:font-weight-asian="normal"/>
    </style:style>
    <style:style style:name="T7" style:family="text">
      <style:text-properties fo:font-variant="normal" fo:text-transform="none" fo:color="#444444" fo:letter-spacing="normal" style:font-name-asian="Tahoma" style:font-size-asian="10.5pt" style:language-asian="en" style:country-asian="US" style:font-style-asian="normal" style:font-weight-asian="normal"/>
    </style:style>
    <style:style style:name="T8" style:family="text">
      <style:text-properties fo:font-size="10.5pt"/>
    </style:style>
    <style:style style:name="T9" style:family="text">
      <style:text-properties style:font-size-asian="10.5pt"/>
    </style:style>
    <style:style style:name="T10" style:family="text">
      <style:text-properties style:font-name="Tahoma" fo:font-size="10.5pt" fo:font-style="normal" fo:font-weight="normal"/>
    </style:style>
    <style:style style:name="T11" style:family="text">
      <style:text-properties style:font-name="Tahoma" fo:font-size="10.5pt" fo:language="en" fo:country="US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www.cnblogs.com/nanqiang/p/9910860.html" text:style-name="Internet_20_link" text:visited-style-name="Visited_20_Internet_20_Link"><text:span text:style-name="T3">同步与异步，阻塞与非阻塞的区别</text:span></text:a></text:h>
      <text:section text:style-name="Sect1" text:name="cnblogs_post_body">
        <text:p text:style-name="P1"><text:span text:style-name="Strong_20_Emphasis"><text:span text:style-name="T8">1</text:span></text:span><text:span text:style-name="Strong_20_Emphasis"><text:span text:style-name="T9">、概念剖析</text:span></text:span></text:p>
        <text:p text:style-name="P2"><text:span text:style-name="T1">相信很多从事</text:span><text:span text:style-name="T10">linux</text:span><text:span text:style-name="T1">后台开发工作的都接触过同步</text:span><text:span text:style-name="T10">&amp;</text:span><text:span text:style-name="T1">异步、阻塞</text:span><text:span text:style-name="T10">&amp;</text:span><text:span text:style-name="T1">非阻塞这样的概念，也相信都曾经产生过误解，比如认为同步就是阻塞、异步就是非阻塞，下面我们先剖析下这几个概念分别是什么含义。</text:span></text:p>
        <text:p text:style-name="P1"><text:span text:style-name="Strong_20_Emphasis"><text:span text:style-name="T6">同步：</text:span></text:span><text:span text:style-name="T4"><text:line-break/></text:span><text:span text:style-name="T6">所谓同步，就是在发出一个功能调用时，在没有得到结果之前，该调用就不返回。</text:span><text:span text:style-name="Strong_20_Emphasis"><text:span text:style-name="T6">也就是必须一件一件事做</text:span></text:span><text:span text:style-name="T5">,</text:span><text:span text:style-name="T7">等前一件做完了才能做下一件事。</text:span></text:p>
        <text:p text:style-name="P2"><text:span text:style-name="T2">例如普通</text:span><text:span text:style-name="T11">B/S</text:span><text:span text:style-name="T2">模式（同步）：提交请求</text:span><text:span text:style-name="T11">-&gt;</text:span><text:span text:style-name="T2">等待服务器处理</text:span><text:span text:style-name="T11">-&gt;</text:span><text:span text:style-name="T2">处理完毕返回 这个期间客户端浏览器不能干任何事</text:span></text:p>
        <text:p text:style-name="P1"><text:span text:style-name="Strong_20_Emphasis"><text:span text:style-name="T6">异步：</text:span></text:span><text:span text:style-name="T4"><text:line-break/></text:span><text:span text:style-name="T6">异步的概念和同步相对。当一个异步过程调用发出后，调用者不能立刻得到结果。实际处理这个调用的部件在完成后，通过状态、通知和回调来通知调用者。</text:span></text:p>
        <text:p text:style-name="P2"><text:span text:style-name="T1">例如 </text:span><text:span text:style-name="T10">ajax</text:span><text:span text:style-name="T1">请求（异步）</text:span><text:span text:style-name="T11">: </text:span><text:span text:style-name="T2">请求通过事件触发</text:span><text:span text:style-name="T11">-&gt;</text:span><text:span text:style-name="T2">服务器处理（这是浏览器仍然可以作其他事情）</text:span><text:span text:style-name="T11">-&gt;</text:span><text:span text:style-name="T2">处理完毕</text:span></text:p>
        <text:p text:style-name="P1"><text:span text:style-name="Strong_20_Emphasis"><text:span text:style-name="T6">阻塞：</text:span></text:span><text:span text:style-name="T4"><text:line-break/></text:span><text:span text:style-name="T6">阻塞调用是指调用结果返回之前，当前线程会被挂起（线程进入非可执行状态，在这个状态下，</text:span><text:span text:style-name="T4">cpu</text:span><text:span text:style-name="T6">不会给线程分配时间片，即线程暂停运行）。函数只有在得到结果之后才会返回。</text:span></text:p>
        <text:p text:style-name="P2"><text:span text:style-name="T1">有人也许会把阻塞调用和同步调用等同起来，实际上他是不同的。对于同步调用来说，很多时候当前线程还是激活的，只是从逻辑上当前函数没有返回</text:span><text:span text:style-name="T10">,</text:span><text:span text:style-name="T1">它还会抢占</text:span><text:span text:style-name="T10">cpu</text:span><text:span text:style-name="T1">去执行其他逻辑，也会主动检测</text:span><text:span text:style-name="T10">io</text:span><text:span text:style-name="T1">是否准备好。</text:span></text:p>
        <text:p text:style-name="P1"><text:span text:style-name="Strong_20_Emphasis"><text:span text:style-name="T6">非阻塞</text:span></text:span><text:span text:style-name="T4"><text:line-break/></text:span><text:span text:style-name="T6">非阻塞和阻塞的概念相对应，指在不能立刻得到结果之前，该函数不会阻塞当前线程，而会立刻返回。</text:span></text:p>
        <text:p text:style-name="P3">再简单点理解就是：</text:p>
        <text:p text:style-name="P2"><text:span text:style-name="T10">1. </text:span><text:span text:style-name="T1">同步，就是我调用一个功能，该功能没有结束前，我死等结果。</text:span><text:span text:style-name="T10"><text:line-break/>2. </text:span><text:span text:style-name="T1">异步，就是我调用一个功能，不需要知道该功能结果，该功能有结果后通知我（回调通知）</text:span><text:span text:style-name="T10"><text:line-break/>3. </text:span><text:span text:style-name="T1">阻塞，就是调用我（函数），我（函数）没有接收完数据或者没有得到结果之前，我不会返回。</text:span><text:span text:style-name="T10"><text:line-break/>4. </text:span><text:span text:style-name="T1">非阻塞，就是调用我（函数），我（函数）立即返回，通过</text:span><text:span text:style-name="T10">select</text:span><text:span text:style-name="T1">通知调用者</text:span></text:p>
        <text:p text:style-name="P2"><text:span text:style-name="T1">同步</text:span><text:span text:style-name="T10">IO</text:span><text:span text:style-name="T1">和异步</text:span><text:span text:style-name="T10">IO</text:span><text:span text:style-name="T1">的区别就在于：数据拷贝的时候进程是否阻塞</text:span></text:p>
        <text:p text:style-name="P2"><text:soft-page-break/><text:span text:style-name="T1">阻塞</text:span><text:span text:style-name="T10">IO</text:span><text:span text:style-name="T1">和非阻塞</text:span><text:span text:style-name="T10">IO</text:span><text:span text:style-name="T1">的区别就在于：应用程序的调用是否立即返回</text:span></text:p>
        <text:p text:style-name="P2"><text:span text:style-name="T1">综上可知，同步和异步</text:span><text:span text:style-name="T10">,</text:span><text:span text:style-name="T1">阻塞和非阻塞</text:span><text:span text:style-name="T10">,</text:span><text:span text:style-name="T1">有些混用</text:span><text:span text:style-name="T10">,</text:span><text:span text:style-name="T1">其实它们完全不是一回事</text:span><text:span text:style-name="T10">,</text:span><text:span text:style-name="T1">而且它们修饰的对象也不相同。</text:span></text:p>
        <text:p text:style-name="P1"><text:span text:style-name="Strong_20_Emphasis"><text:span text:style-name="T4">2</text:span></text:span><text:span text:style-name="Strong_20_Emphasis"><text:span text:style-name="T6">、五种</text:span></text:span><text:span text:style-name="Strong_20_Emphasis"><text:span text:style-name="T4">IO</text:span></text:span><text:span text:style-name="Strong_20_Emphasis"><text:span text:style-name="T6">模型</text:span></text:span></text:p>
        <text:p text:style-name="P2"><text:span text:style-name="T1">在了解了同步与异步、阻塞与非阻塞概念后，我们来讲讲</text:span><text:span text:style-name="T10">linux</text:span><text:span text:style-name="T1">的五种</text:span><text:span text:style-name="T10">IO</text:span><text:span text:style-name="T1">模型：</text:span></text:p>
        <text:p text:style-name="P2"><text:span text:style-name="T10">1)</text:span><text:span text:style-name="T1">阻塞</text:span><text:span text:style-name="T10">I/O</text:span><text:span text:style-name="T1">（</text:span><text:span text:style-name="T10">blocking I/O</text:span><text:span text:style-name="T1">）</text:span><text:span text:style-name="T10"><text:line-break/>2)</text:span><text:span text:style-name="T1">非阻塞</text:span><text:span text:style-name="T10">I/O </text:span><text:span text:style-name="T1">（</text:span><text:span text:style-name="T10">nonblocking I/O</text:span><text:span text:style-name="T1">）</text:span><text:span text:style-name="T10"><text:line-break/>3) I/O</text:span><text:span text:style-name="T1">复用</text:span><text:span text:style-name="T10">(select </text:span><text:span text:style-name="T1">和</text:span><text:span text:style-name="T10">poll) </text:span><text:span text:style-name="T1">（</text:span><text:span text:style-name="T10">I/O multiplexing</text:span><text:span text:style-name="T1">）</text:span><text:span text:style-name="T10"><text:line-break/>4)</text:span><text:span text:style-name="T1">信号驱动</text:span><text:span text:style-name="T10">I/O </text:span><text:span text:style-name="T1">（</text:span><text:span text:style-name="T10">signal driven I/O (SIGIO)</text:span><text:span text:style-name="T1">）</text:span><text:span text:style-name="T10"><text:line-break/>5)</text:span><text:span text:style-name="T1">异步</text:span><text:span text:style-name="T10">I/O </text:span><text:span text:style-name="T1">（</text:span><text:span text:style-name="T10">asynchronous I/O (the POSIX aio_functions)</text:span><text:span text:style-name="T1">）</text:span></text:p>
        <text:p text:style-name="P2"><text:span text:style-name="T1">其中前</text:span><text:span text:style-name="T10">4</text:span><text:span text:style-name="T1">种都是同步，最后一种才是异步。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40:03.513345922</meta:creation-date>
    <dc:date>2019-08-21T15:40:31.493935120</dc:date>
    <meta:editing-duration>PT28S</meta:editing-duration>
    <meta:editing-cycles>1</meta:editing-cycles>
    <meta:document-statistic meta:table-count="0" meta:image-count="0" meta:object-count="0" meta:page-count="2" meta:paragraph-count="19" meta:word-count="932" meta:character-count="1113" meta:non-whitespace-character-count="1079"/>
    <meta:generator>LibreOffice/5.1.6.2$Linux_X86_64 LibreOffice_project/10m0$Build-2</meta:generator>
  </office:meta>
</office:document-meta>
</file>